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ame MVP UX and Visual Strategy</text:h>
      <text:h text:style-name="Heading_20_2" text:outline-level="2">1. What is Opename?</text:h>
      <text:p text:style-name="Standard">Opename is a web-based platform where professional teams to collaboratively explore, grade, and refine strategy options in real time. Participants name strategies, and rate them in real time as they are edited/evolved. <text:s/>Participants can also assign a 5-star rating to other participants' claimed expertise areas, to further influence rating scores, however by doing so, the team also indicates relative strengths of voting participants in the overall strategy option vote. <text:s/>Anonymous participation is supported, but participants are advised to leave clues as to who they are so that other participants are less likely to assign stars to the wrong recipients. <text:s/>Only an email-registed participant can start a session, and the end results are a downloadable, professional-grade summary of decisions available only to the session initiator, who must then forward the downloads (with or without edits) as they see fit—but these downloads will be devoid of unprofessional session content, humorous avatars, or other content that might prove to be professionally uncomfortable for participants. <text:s/>Some advanced notification to these effects would allow participants to feel more relaxed during the session. </text:p>
      <text:h text:style-name="Heading_20_2" text:outline-level="2">2. User Access and Identity</text:h>
      <text:p text:style-name="Standard">Users may remain anonymous or register with an email. All users select an avatar and then chose a pseudonym for it. <text:s/>Avatars represent broadly defined professional functions—visualized as aliens doing a recognizable task. Users also attach a 'Function or Prime Directive' to their avatar, instead of a job title, to reinforce Opename’s informal, non-authoritarian tone.</text:p>
      <text:h text:style-name="Heading_20_2" text:outline-level="2">3. Avatar &amp; Function Setup Flow</text:h>
      <text:p text:style-name="Standard">As an early onboarding step, users are asked to:</text:p>
      <text:p text:style-name="Standard"/>
      <text:list xml:id="list9190912669768511601" text:style-name="L2">
        <text:list-item>
          <text:p text:style-name="P1">Choose a Function, defaulted to “AlienType”), e.g. common professional Functions like Designer, Analyst, Advocate, Observer, Spy</text:p>
        </text:list-item>
        <text:list-item>
          <text:p text:style-name="P1">Pick or enter a Function Qualifier (defaulted to Prime Directive”), e.g. common professional sub-Functions like Accessibility, Prototyping, Reconciliation, Legalities, Budgeting</text:p>
        </text:list-item>
        <text:list-item>
          <text:p text:style-name="P1">Assign a pseudonym to their alien avatar, defaulted to “Spockbot”. </text:p>
        </text:list-item>
      </text:list>
      <text:p text:style-name="Standard"/>
      <text:p text:style-name="Standard">This third, playful personalization step will help users to build a connection to the brand, while avoiding job-title bias. <text:s/>Users are notified beforehand that session output summaries are only available to the session initator, but they are stripped of pseudonyms, avatars and other NSFW-content.</text:p>
      <text:h text:style-name="Heading_20_2" text:outline-level="2">4. UX Tone and Style</text:h>
      <text:p text:style-name="Standard">The site balances humor and clarity. Alien avatars are cleanly illustrated and non-distracting. The interface is light, fast, and intuitive. Reports are avatar-free and suitable for formal contexts. No login is required to participate in sessions, but email registration is needed to initiate one.</text:p>
      <text:h text:style-name="Heading_20_2" text:outline-level="2">5. UX Flow Overview</text:h>
      <text:p text:style-name="Standard">[INSERT ON_UX_Flow_v1_resaved.png HERE]</text:p>
      <text:h text:style-name="Heading_20_2" text:outline-level="2"><text:soft-page-break/>6. Screens and Mockups</text:h>
      <text:p text:style-name="Standard">- Landing Page: [INSERT LANDING MOCKUP IMAGE HERE] - Function &amp; Avatar Selection: [INSERT FUNCTION AVATAR MOCKUP HERE] - Session Setup: [INSERT SESSION SETUP IMAGE HERE] - Strategy Discussion: [INSERT SESSION INTERFACE IMAGE HERE] - Download Summary: [INSERT EXPORT MOCKUP IMAGE HERE]</text:p>
      <text:h text:style-name="Heading_20_2" text:outline-level="2">7. Key MVP Features</text:h>
      <text:p text:style-name="Standard">- Strategy session with real-time input - Function- and pseudonym-based identity - Role-themed alien avatars - Adjustable vote weights - Professional PDF output free of session inform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2" meta:paragraph-count="19" meta:word-count="488" meta:character-count="3290"/>
    <dc:date>2025-06-18T16:34:43.79</dc:date>
    <dc:creator>Rick Ballard</dc:creator>
  </office:meta>
</office:document-meta>
</file>